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08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07d25" officeooo:paragraph-rsid="00807d25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8042ae" officeooo:paragraph-rsid="008042ae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8042ae" officeooo:paragraph-rsid="00876615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6e166c" officeooo:paragraph-rsid="006e166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86ecd4" officeooo:paragraph-rsid="0086ecd4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89e18d" officeooo:paragraph-rsid="0089e18d" style:font-size-asian="11pt" style:font-name-complex="Arial" style:font-size-complex="11pt"/>
    </style:style>
    <style:style style:name="P14" style:family="paragraph" style:parent-style-name="Standard">
      <style:text-properties style:font-name="Caligra" officeooo:paragraph-rsid="00540c2c"/>
    </style:style>
    <style:style style:name="P15" style:family="paragraph" style:parent-style-name="Standard">
      <style:text-properties style:font-name="Caligra" officeooo:rsid="005b81eb" officeooo:paragraph-rsid="005b81eb"/>
    </style:style>
    <style:style style:name="P16" style:family="paragraph" style:parent-style-name="Standard">
      <style:text-properties style:font-name="Caligra" officeooo:rsid="00724a0b" officeooo:paragraph-rsid="00724a0b"/>
    </style:style>
    <style:style style:name="P17" style:family="paragraph" style:parent-style-name="Standard">
      <style:text-properties officeooo:paragraph-rsid="006453b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b3ae9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2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ddf17" officeooo:paragraph-rsid="009ddf1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ed4d6" officeooo:paragraph-rsid="00a5718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3ccc6" officeooo:paragraph-rsid="00a3ccc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71956" officeooo:paragraph-rsid="00a7195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803e6" officeooo:paragraph-rsid="00a803e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9650e" officeooo:paragraph-rsid="00a9650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a9ffb" officeooo:paragraph-rsid="00aa9ff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927706" style:font-size-asian="11pt" style:font-size-complex="11pt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7bb28f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927706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9452ce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5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64c153" style:font-size-asian="11pt" style:font-weight-asian="bold" style:font-name-complex="Arial" style:font-size-complex="11pt" style:font-weight-complex="bold"/>
    </style:style>
    <style:style style:name="T7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officeooo:rsid="008fd834" style:font-size-asian="11pt" style:font-weight-asian="bold" style:font-name-complex="Arial" style:font-size-complex="11pt"/>
    </style:style>
    <style:style style:name="T10" style:family="text">
      <style:text-properties officeooo:rsid="005d01c8"/>
    </style:style>
    <style:style style:name="T11" style:family="text">
      <style:text-properties officeooo:rsid="006c6d6c"/>
    </style:style>
    <style:style style:name="T12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41c7e" style:font-weight-asian="bold" style:font-weight-complex="bold"/>
    </style:style>
    <style:style style:name="T14" style:family="text">
      <style:text-properties officeooo:rsid="002fecf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fecf8" style:font-style-asian="italic" style:font-style-complex="italic"/>
    </style:style>
    <style:style style:name="T17" style:family="text">
      <style:text-properties fo:font-style="italic" officeooo:rsid="006646cb" style:font-style-asian="italic" style:font-style-complex="italic"/>
    </style:style>
    <style:style style:name="T18" style:family="text">
      <style:text-properties fo:font-style="italic" officeooo:rsid="009452ce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915f23"/>
    </style:style>
    <style:style style:name="T23" style:family="text">
      <style:text-properties officeooo:rsid="00641c7e"/>
    </style:style>
    <style:style style:name="T24" style:family="text">
      <style:text-properties officeooo:rsid="009f3939"/>
    </style:style>
    <style:style style:name="T25" style:family="text">
      <style:text-properties officeooo:rsid="00a1f332"/>
    </style:style>
    <style:style style:name="T26" style:family="text">
      <style:text-properties officeooo:rsid="00a6fca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a6fca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2">La dernière fois </text:span><text:span text:style-name="T14">:</text:span><text:span text:style-name="T16">’’’- corrigé l'exercice 0 - fait l'activité 3 (jusqu'à la question 10)’’’</text:span></text:p>
      <text:p text:style-name="P34"><text:span text:style-name="T20">P</text:span><text:span text:style-name="T19">our</text:span><text:span text:style-name="T21"> </text:span><text:span text:style-name="T19">aujourd’hui </text:span><text:span text:style-name="T15">: </text:span><text:span text:style-name="T17">Il fallait </text:span><text:span text:style-name="T16">- compléter le cours de l'activité 1 (le tableau) - exercice 3 - finir l'activité 3 (ne pas faire la partie pour aller plus loin) </text:span><text:span text:style-name="T18">+</text:span><text:span text:style-name="T16"> puis la corriger (correction.pdf) </text:span><text:span text:style-name="T18">+</text:span><text:span text:style-name="T17"> puis écrire le cours de l'activité 3</text:span></text:p>
      <text:p text:style-name="P33"><text:span text:style-name="T13">suivi</text:span><text:span text:style-name="T23"> : Luigi doit obligatoirement faire signer</text:span></text:p>
      <text:p text:style-name="P32"/>
      <text:p text:style-name="P20"><text:span text:style-name="T22">12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7">Séance </text:span><text:span text:style-name="T9">22</text:span><text:span text:style-name="T7">: </text:span><text:span text:style-name="T8">Fiche de préparation</text:span><text:span text:style-name="T4"> <text:s/></text:span></text:p>
            <text:p text:style-name="P19"><text:span text:style-name="T4">c</text:span><text:span text:style-name="T3">lasse : <text:s/></text:span><text:span text:style-name="T5">4e</text:span><text:span text:style-name="T6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  <text:p text:style-name="P6">+ r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4">Vérifier que l'activité est corrigée/ que le cours est écrit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5"><text:span text:style-name="T24">Questions pour l'évaluation + Carte mentale</text:span>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5">Exercice 4 <text:span text:style-name="T25">+ correction (en groupe)</text:span>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7">Thème 2, l'univers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6">Brainstorming L'univers et les galaxies <text:span text:style-name="T26">+ </text:span><text:span text:style-name="T28">les questions que vous vous posez sur l'univers</text:span></text:p>
            <text:p text:style-name="P29"><text:span text:style-name="T28">(</text:span><text:span text:style-name="T27">la terre est ronde?)</text:span></text:p>
            <text:p text:style-name="P28">dessiner ce que vous savez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30">Activité distance dans l'univers ?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8"/>
          </table:table-cell>
        </table:table-row>
        <table:table-row table:style-name="Tableau1.10">
          <table:table-cell table:style-name="Tableau1.A10" office:value-type="string">
            <text:p text:style-name="P4">Agenda <text:span text:style-name="T10">+ matériel + tables</text:span></text:p>
          </table:table-cell>
          <table:table-cell table:style-name="Tableau1.B10" office:value-type="string">
            <text:p text:style-name="P16"/>
          </table:table-cell>
          <table:table-cell table:style-name="Tableau1.A10" office:value-type="string">
            <text:p text:style-name="P15">5min</text:p>
          </table:table-cell>
        </table:table-row>
      </table:table>
      <text:p text:style-name="P14"/>
      <text:p text:style-name="P23"><text:span text:style-name="T1">Pour la prochaine fois </text:span><text:span text:style-name="T2">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04758256960">
          <table:table-cell table:style-name="Tableau2.A1" office:value-type="string">
            <text:p text:style-name="P22">Matériel</text:p>
          </table:table-cell>
          <table:table-cell table:style-name="Tableau2.A1" office:value-type="string">
            <text:p text:style-name="P22"><text:span text:style-name="T11">T</text:span>ravail <text:span text:style-name="T11">non fait</text:span></text:p>
          </table:table-cell>
          <table:table-cell table:style-name="Tableau2.A1" office:value-type="string">
            <text:p text:style-name="P22"><text:span text:style-name="T11">T</text:span>ravail <text:span text:style-name="T11">pendant l'heure</text:span></text:p>
          </table:table-cell>
          <table:table-cell table:style-name="Tableau2.D1" office:value-type="string">
            <text:p text:style-name="P22">Comportement</text:p>
          </table:table-cell>
        </table:table-row>
        <table:table-row table:style-name="Tableau2.2"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/>
          </table:table-cell>
          <table:table-cell table:style-name="Tableau2.D2" office:value-type="string">
            <text:p text:style-name="P2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H32M12S</meta:editing-duration>
    <meta:editing-cycles>70</meta:editing-cycles>
    <meta:generator>LibreOffice/7.0.4.2$Linux_X86_64 LibreOffice_project/00$Build-2</meta:generator>
    <meta:creation-date>2021-02-04T16:16:38.289524303</meta:creation-date>
    <meta:initial-creator>J Cercy</meta:initial-creator>
    <dc:date>2021-03-11T23:16:25.059129712</dc:date>
    <dc:creator>J Cercy</dc:creator>
    <meta:document-statistic meta:table-count="2" meta:image-count="0" meta:object-count="0" meta:page-count="1" meta:paragraph-count="26" meta:word-count="153" meta:character-count="903" meta:non-whitespace-character-count="772"/>
    <meta:template xlink:type="simple" xlink:actuate="onRequest" xlink:title="fiche_de_prep_type" xlink:href="../fiche_de_prep_type.ott" meta:date="2021-02-04T16:16:36.866451548"/>
  </office:meta>
</office:document-meta>
</file>